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1000000414889B398BBBCCDAA.png" manifest:media-type="image/png"/>
  <manifest:file-entry manifest:full-path="Pictures/10000000000000B300000047A88B63BD3B81B6F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54cm" fo:margin-left="-0.191cm" fo:margin-top="0cm" fo:margin-bottom="0cm" table:align="left" style:writing-mode="lr-tb"/>
    </style:style>
    <style:style style:name="Таблица1.A" style:family="table-column">
      <style:table-column-properties style:column-width="8.426cm"/>
    </style:style>
    <style:style style:name="Таблица1.1" style:family="table-row">
      <style:table-row-properties style:min-row-height="0.38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3.104cm" fo:keep-together="auto"/>
    </style:style>
    <style:style style:name="Таблица1.3" style:family="table-row">
      <style:table-row-properties style:min-row-height="0.406cm" fo:keep-together="auto"/>
    </style:style>
    <style:style style:name="Таблица1.4" style:family="table-row">
      <style:table-row-properties style:min-row-height="1.372cm" fo:keep-together="auto"/>
    </style:style>
    <style:style style:name="Таблица1.6" style:family="table-row">
      <style:table-row-properties style:min-row-height="2.071cm" fo:keep-together="auto"/>
    </style:style>
    <style:style style:name="Таблица1.8" style:family="table-row">
      <style:table-row-properties style:min-row-height="1.035cm" fo:keep-together="auto"/>
    </style:style>
    <style:style style:name="Таблица1.10" style:family="table-row">
      <style:table-row-properties style:min-row-height="1.012cm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15bb7b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0pt" officeooo:rsid="0015bb7b" officeooo:paragraph-rsid="0015bb7b" style:font-size-asian="10pt" style:font-name-complex="Times New Roman1" style:font-size-complex="10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15bb7b" officeooo:paragraph-rsid="0015bb7b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15fa6a" officeooo:paragraph-rsid="0015fa6a" fo:hyphenate="false" fo:hyphenation-remain-char-count="2" fo:hyphenation-push-char-count="2" loext:hyphenation-no-caps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b7b" style:font-weight-asian="bold" style:font-weight-complex="bold"/>
    </style:style>
    <style:style style:name="T3" style:family="text">
      <style:text-properties fo:font-size="11pt" fo:language="ru" fo:country="RU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4" style:family="text">
      <style:text-properties fo:font-size="11pt" fo:language="ru" fo:country="RU" fo:font-weight="bold" officeooo:rsid="0015bb7b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5" style:family="text">
      <style:text-properties fo:font-size="11pt" fo:language="ru" fo:country="RU" fo:font-weight="bold" officeooo:rsid="0015fa6a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6" style:family="text">
      <style:text-properties fo:font-size="11pt" fo:language="ru" fo:country="RU" fo:font-weight="bold" style:letter-kerning="false" style:font-name-asian="Calibri1" style:font-size-asian="11pt" style:language-asian="en" style:country-asian="US" style:font-weight-asian="bold" style:font-name-complex="Arial-BoldMT" style:font-size-complex="11pt" style:language-complex="ar" style:country-complex="SA" style:font-weight-complex="bold"/>
    </style:style>
    <style:style style:name="T7" style:family="text">
      <style:text-properties fo:font-size="11pt" fo:language="ru" fo:country="RU" fo:font-weight="bold" officeooo:rsid="0015bb7b" style:letter-kerning="false" style:font-name-asian="Calibri1" style:font-size-asian="11pt" style:language-asian="en" style:country-asian="US" style:font-weight-asian="bold" style:font-name-complex="Arial-BoldMT" style:font-size-complex="11pt" style:language-complex="ar" style:country-complex="SA" style:font-weight-complex="bold"/>
    </style:style>
    <style:style style:name="T8" style:family="text"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9" style:family="text"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1" style:font-size-complex="10pt" style:language-complex="ar" style:country-complex="SA" style:font-weight-complex="bold"/>
    </style:style>
    <style:style style:name="T10" style:family="text">
      <style:text-properties style:font-name="Times New Roman" fo:font-size="10pt" fo:language="ru" fo:country="RU" officeooo:rsid="0015bb7b" style:letter-kerning="false" style:font-name-asian="Calibri1" style:font-size-asian="10pt" style:language-asian="en" style:country-asian="US" style:font-name-complex="Times New Roman1" style:font-size-complex="10pt" style:language-complex="ar" style:country-complex="SA" style:font-weight-complex="bold"/>
    </style:style>
    <style:style style:name="T11" style:family="text">
      <style:text-properties style:font-name="Times New Roman" fo:font-size="10pt" fo:language="ru" fo:country="RU" officeooo:rsid="0015fa6a" style:letter-kerning="false" style:font-name-asian="Calibri1" style:font-size-asian="10pt" style:language-asian="en" style:country-asian="US" style:font-name-complex="Times New Roman1" style:font-size-complex="10pt" style:language-complex="ar" style:country-complex="SA" style:font-weight-complex="bold"/>
    </style:style>
    <style:style style:name="T12" style:family="text">
      <style:text-properties style:font-name="Times New Roman" fo:font-size="10pt" style:font-size-asian="10pt" style:font-name-complex="Times New Roman1" style:font-size-complex="10pt"/>
    </style:style>
    <style:style style:name="T13" style:family="text">
      <style:text-properties style:font-name="Times New Roman" fo:font-size="10pt" style:font-size-asian="10pt" style:font-name-complex="Times New Roman1" style:font-size-complex="10pt" style:font-weight-complex="bold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weight-complex="bold"/>
    </style:style>
    <style:style style:name="T16" style:family="text">
      <style:text-properties style:font-name-complex="Times New Roman1"/>
    </style:style>
    <style:style style:name="T17" style:family="text"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T18" style:family="text">
      <style:text-properties fo:language="en" fo:country="US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28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6"/></text:p>
      <text:p text:style-name="Standard"><text:s text:c="29"/><text:bookmark text:name="_GoBack"/></text:p>
      <text:p text:style-name="Standard"><text:s text:c="29"/><text:span text:style-name="T1">Ингредиенты для </text:span><text:span text:style-name="T2">молочной</text:span><text:span text:style-name="T1"> промышленности.</text:span></text:p>
      <text:p text:style-name="P1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8"><text:span text:style-name="T5">Заквасочные</text:span><text:span text:style-name="T3"> культуры микроорганизмов </text:span></text:p>
          </table:table-cell>
          <table:table-cell table:style-name="Таблица1.A1" office:value-type="string">
            <text:p text:style-name="P4"><text:span text:style-name="T3">Эмульгаторы</text:span></text:p>
          </table:table-cell>
        </table:table-row>
        <table:table-row table:style-name="Таблица1.2">
          <table:table-cell table:style-name="Таблица1.A1" office:value-type="string">
            <text:p text:style-name="P8"><text:span text:style-name="T9">Для производства:</text:span></text:p>
            <text:p text:style-name="P8"><text:span text:style-name="T9">Творога</text:span></text:p>
            <text:p text:style-name="P8"><text:span text:style-name="T9">Сметаны</text:span></text:p>
            <text:p text:style-name="P8"><text:span text:style-name="T9">Сыров (твердых и мягких)</text:span></text:p>
            <text:p text:style-name="P8"><text:span text:style-name="T9">Йогуртов</text:span></text:p>
            <text:p text:style-name="P8"><text:span text:style-name="T9">Кефира</text:span></text:p>
            <text:p text:style-name="P8"><text:span text:style-name="T9">Ряженки</text:span></text:p>
            <text:p text:style-name="P8"><text:span text:style-name="T9">Закваски с защитными культурами </text:span></text:p>
          </table:table-cell>
          <table:table-cell table:style-name="Таблица1.A1" office:value-type="string">
            <text:p text:style-name="P4"><text:span text:style-name="T9">Глицерил моностеарат</text:span></text:p>
            <text:p text:style-name="P4"><text:span text:style-name="T9">Пропиленгликоль моностеарат</text:span></text:p>
            <text:p text:style-name="P4"><text:span text:style-name="T9">Стеарол лактилат натрия</text:span></text:p>
            <text:p text:style-name="P4"><text:span text:style-name="T9">Стеароил-2-лактилат кальция</text:span></text:p>
            <text:p text:style-name="P4"><text:span text:style-name="T9">Эфир моноглицерида и диацетил-винной кислоты</text:span></text:p>
            <text:p text:style-name="P4"><text:span text:style-name="T9">Эфиры молочной кислоты и моноглицеридов</text:span></text:p>
            <text:p text:style-name="P4"><text:span text:style-name="T9">Эфиры моно-и диглицеридов лимонной и жирных кислот</text:span></text:p>
            <text:p text:style-name="P8"><text:span text:style-name="T9">Лицетин</text:span></text:p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T4">З</text:span><text:span text:style-name="T3">агустители</text:span></text:p>
          </table:table-cell>
          <table:table-cell table:style-name="Таблица1.A1" office:value-type="string">
            <text:p text:style-name="P4"><text:span text:style-name="T3">Белки</text:span></text:p>
          </table:table-cell>
        </table:table-row>
        <table:table-row table:style-name="Таблица1.4">
          <table:table-cell table:style-name="Таблица1.A1" office:value-type="string">
            <text:p text:style-name="P4"><text:span text:style-name="T9">Ксанатновая камедь</text:span></text:p>
            <text:p text:style-name="P4"><text:span text:style-name="T9">Каррагинан</text:span></text:p>
            <text:p text:style-name="P4"><text:span text:style-name="T9">Альгинат натрия</text:span></text:p>
            <text:p text:style-name="P4"><text:span text:style-name="T9">Агар Агар</text:span></text:p>
            <text:p text:style-name="P4"><text:span text:style-name="T9">Натриевая <text:s/>карбоксиметилцеллюлоза</text:span></text:p>
            <text:p text:style-name="P4"><text:span text:style-name="T9">Пектин</text:span></text:p>
            <text:p text:style-name="P4"><text:span text:style-name="T9">Желатин</text:span></text:p>
            <text:p text:style-name="P4"><text:span text:style-name="T9">Г</text:span><text:span text:style-name="T10">уаровая </text:span><text:span text:style-name="T9"><text:s/>камедь</text:span></text:p>
          </table:table-cell>
          <table:table-cell table:style-name="Таблица1.A1" office:value-type="string">
            <text:p text:style-name="P5"><text:span text:style-name="T9">Гороховый белок, </text:span></text:p>
            <text:p text:style-name="P5"><text:span text:style-name="T9">Рисовый белок</text:span></text:p>
            <text:p text:style-name="P4"><text:span text:style-name="T9">Соевый белок</text:span></text:p>
            <text:p text:style-name="P4"><text:span text:style-name="T9">Молочные и Сывороточные белки</text:span></text:p>
            <text:p text:style-name="P5"><text:span text:style-name="T9">Гидролизованный растительный белок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4">Анти</text:span><text:span text:style-name="T5">коогулянты и окислители</text:span></text:p>
          </table:table-cell>
          <table:table-cell table:style-name="Таблица1.A1" office:value-type="string">
            <text:p text:style-name="P5"><text:span text:style-name="T6">Усилители вкуса и </text:span><text:span text:style-name="T7">а</text:span><text:span text:style-name="T6">нтиоксиданты</text:span></text:p>
          </table:table-cell>
        </table:table-row>
        <table:table-row table:style-name="Таблица1.6">
          <table:table-cell table:style-name="Таблица1.A1" office:value-type="string">
            <text:p text:style-name="P4"><text:span text:style-name="T9">Аскорбиновая кислота</text:span></text:p>
            <text:p text:style-name="P4"><text:span text:style-name="T9">Азодикарбонамид</text:span></text:p>
            <text:p text:style-name="P4"><text:span text:style-name="T8">Лимонная Кислота Безводная</text:span></text:p>
            <text:p text:style-name="P4"><text:span text:style-name="T8">Лимонная Кислота Моногидрат</text:span></text:p>
            <text:p text:style-name="P9"><text:span text:style-name="T8">Цитрат Натрия</text:span></text:p>
            <text:p text:style-name="P4"><text:span text:style-name="T8">Глюконодельталактон</text:span></text:p>
          </table:table-cell>
          <table:table-cell table:style-name="Таблица1.A1" office:value-type="string">
            <text:p text:style-name="P4"><text:span text:style-name="T9">Глутамат натрия, I+G</text:span></text:p>
            <text:p text:style-name="P5"><text:span text:style-name="T8">Эриторбат натрия</text:span></text:p>
            <text:p text:style-name="P5"><text:span text:style-name="T8">Эриторбиновая кислота</text:span></text:p>
            <text:p text:style-name="P5"><text:span text:style-name="T8">Аскорбиновая кислота</text:span></text:p>
            <text:p text:style-name="P5"><text:span text:style-name="T8">Аскорбат натрия</text:span></text:p>
            <text:p text:style-name="P5"><text:span text:style-name="T9">Сорбиновая кисл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3"/></text:p>
            <text:p text:style-name="P4"><text:span text:style-name="T3">Консерванты</text:span></text:p>
          </table:table-cell>
          <table:table-cell table:style-name="Таблица1.A1" office:value-type="string">
            <text:p text:style-name="P8"><text:span text:style-name="T3">Комплексные стабилизационные системы</text:span></text:p>
          </table:table-cell>
        </table:table-row>
        <table:table-row table:style-name="Таблица1.8">
          <table:table-cell table:style-name="Таблица1.A1" office:value-type="string">
            <text:p text:style-name="P4"><text:span text:style-name="T9">Сорбат Калия Порошок</text:span></text:p>
            <text:p text:style-name="P9"><text:span text:style-name="T9">Бензоат натрия</text:span></text:p>
            <text:p text:style-name="P4"><text:span text:style-name="T9">Натамицин</text:span></text:p>
            <text:p text:style-name="P4"><text:span text:style-name="T9">Низин</text:span></text:p>
            <text:p text:style-name="P4"><text:span text:style-name="T9">Пропионат Кальция</text:span></text:p>
            <text:p text:style-name="P4"><text:span text:style-name="T9">Диацетат натрия</text:span></text:p>
          </table:table-cell>
          <table:table-cell table:style-name="Таблица1.A1" office:value-type="string">
            <text:p text:style-name="P8"><text:span text:style-name="T9">Для производства:</text:span></text:p>
            <text:p text:style-name="P8"><text:span text:style-name="T9">Творожного продукта <text:s/>(по СТО)</text:span></text:p>
            <text:p text:style-name="P8"><text:span text:style-name="T9">Сыров (твердых и мягких по СТО)</text:span></text:p>
            <text:p text:style-name="P8"><text:span text:style-name="T9">Йогуртов</text:span></text:p>
            <text:p text:style-name="P6"><text:span text:style-name="T17">Молочнокислых напитков</text:span></text:p>
            <text:p text:style-name="P6"><text:span text:style-name="T17">Мороженного</text:span></text:p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T3">Волокна</text:span></text:p>
          </table:table-cell>
          <table:table-cell table:style-name="Таблица1.A1" office:value-type="string">
            <text:p text:style-name="P4"><text:span text:style-name="T3">Воска </text:span><text:span text:style-name="T5">,</text:span><text:span text:style-name="T4">осветлители </text:span><text:span text:style-name="T5">и ферменты</text:span></text:p>
          </table:table-cell>
        </table:table-row>
        <table:table-row table:style-name="Таблица1.10">
          <table:table-cell table:style-name="Таблица1.A1" office:value-type="string">
            <text:p text:style-name="P8"><text:span text:style-name="T9">Яблочная клетчатка, Клетчатка Какао</text:span></text:p>
            <text:p text:style-name="P4"><text:span text:style-name="T9">Инулин</text:span></text:p>
            <text:p text:style-name="P4"><text:span text:style-name="T9">Соевые , Гороховые, <text:s/>Пшеничные волокна</text:span></text:p>
            <text:p text:style-name="P4"><text:span text:style-name="T9">Фруктоолигосахариды, Галактоолигосахариды</text:span></text:p>
          </table:table-cell>
          <table:table-cell table:style-name="Таблица1.A1" office:value-type="string">
            <text:p text:style-name="P4"><text:span text:style-name="T9">Воск карнаубский</text:span></text:p>
            <text:p text:style-name="P4"><text:span text:style-name="T9">Воск пчелиный</text:span></text:p>
            <text:p text:style-name="P8"><text:span text:style-name="T9">Диоксид титана</text:span></text:p>
            <text:p text:style-name="P9"><text:span text:style-name="T9">Сычужный ,микробиальный фермент</text:span></text:p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T3">Подсластители</text:span></text:p>
          </table:table-cell>
          <table:table-cell table:style-name="Таблица1.A1" office:value-type="string">
            <text:p text:style-name="P4"><text:span text:style-name="T3">Крахмал и крамхамальный сахар</text:span></text:p>
          </table:table-cell>
        </table:table-row>
        <table:table-row table:style-name="Таблица1.4">
          <table:table-cell table:style-name="Таблица1.A1" office:value-type="string">
            <text:p text:style-name="P4"><text:span text:style-name="T9">Аспартам, Ацесульфам калия</text:span></text:p>
            <text:p text:style-name="P4"><text:span text:style-name="T9">Сукралоза, Стевиозид, Фруктоза</text:span></text:p>
            <text:p text:style-name="P4"><text:span text:style-name="T9">Ксилит, Ксилоза, Сорбит</text:span></text:p>
            <text:p text:style-name="P4"><text:span text:style-name="T9">Маннитол, Мальтитол , Эритритол</text:span></text:p>
            <text:p text:style-name="P8"><text:span text:style-name="T9">Ванилин, Этил-ванилин</text:span></text:p>
          </table:table-cell>
          <table:table-cell table:style-name="Таблица1.A1" office:value-type="string">
            <text:p text:style-name="P4"><text:span text:style-name="T9">Декстроза ангидрид, Декстроза моногидрид</text:span></text:p>
            <text:p text:style-name="P4"><text:span text:style-name="T9">Мальтодекстрин, Кукурузный крахмал</text:span></text:p>
            <text:p text:style-name="P4"><text:span text:style-name="T9">Картофельный крахмал, Тапиоковый крахмал</text:span></text:p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-complex="Times New Roman1"/>
    </style:style>
    <style:style style:name="MT2" style:family="text">
      <style:text-properties style:font-name="Times New Roman" fo:language="en" fo:country="US" style:font-name-complex="Times New Roman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28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19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0" draw:name="Рисунок 10" draw:style-name="Mgr1" draw:text-style-name="MP1" svg:width="4.502cm" svg:height="1.634cm" svg:x="10.252cm" svg:y="0.041cm"><draw:image xlink:href="Pictures/10000000000000B300000047A88B63BD3B81B6FA.png" xlink:type="simple" xlink:show="embed" xlink:actuate="onLoad" draw:mime-type="image/png"><text:p/></draw:image></draw:frame><draw:frame draw:style-name="Mfr1" draw:name="Рисунок 9" text:anchor-type="char" svg:x="14.91cm" svg:y="0.051cm" svg:width="1.72cm" svg:height="1.598cm" draw:z-index="1"><draw:image xlink:href="Pictures/1000000000000041000000414889B398BBBCCDAA.png" xlink:type="simple" xlink:show="embed" xlink:actuate="onLoad" draw:mime-type="image/png"/></draw:frame></text:p>
        <text:p text:style-name="Header"><text:span text:style-name="MT1">г. Ставрополь, <text:s/>Старомарьевское <text:s/>шоссе, 24а. </text:span></text:p>
        <text:p text:style-name="Header"><text:span text:style-name="MT1">Тел: +78652282538, +78652283205<text:tab/></text:span></text:p>
        <text:p text:style-name="Header"><text:span text:style-name="MT2">https://atlantstavropol.github.io/atlant/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2:47:00</meta:creation-date>
    <meta:initial-creator>Kharitonov Roman</meta:initial-creator>
    <dc:language>ru-RU</dc:language>
    <dc:date>2022-06-14T19:50:44.200678859</dc:date>
    <meta:editing-cycles>18</meta:editing-cycles>
    <meta:editing-duration>PT1H46M34S</meta:editing-duration>
    <meta:generator>LibreOffice/7.3.3.2$Linux_X86_64 LibreOffice_project/30$Build-2</meta:generator>
    <meta:document-statistic meta:table-count="1" meta:image-count="1" meta:object-count="0" meta:page-count="1" meta:paragraph-count="87" meta:word-count="207" meta:character-count="1920" meta:non-whitespace-character-count="1703"/>
    <meta:user-defined meta:name="AppVersion">15.0000</meta:user-defined>
    <meta:template xlink:type="simple" xlink:actuate="onRequest" xlink:title="Normal" xlink:href=""/>
  </office:meta>
</office:document-meta>
</file>